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f666e" officeooo:paragraph-rsid="001f666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f666e" officeooo:paragraph-rsid="001f666e" style:font-size-asian="14pt" style:font-size-complex="16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Based RPG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2:35:20.394447944</meta:creation-date>
    <dc:date>2017-01-15T22:44:57.038026707</dc:date>
    <meta:editing-duration>PT9M37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3" meta:character-count="14" meta:non-whitespace-character-count="12"/>
  </office:meta>
</office:document-meta>
</file>